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ff0000" fo:font-size="15pt" style:text-underline-style="solid" style:text-underline-width="auto" style:text-underline-color="font-color" fo:font-weight="bold" style:font-size-asian="15pt" style:font-weight-asian="bold" style:font-size-complex="15pt"/>
    </style:style>
    <style:style style:name="P3" style:family="paragraph" style:parent-style-name="Standard">
      <style:text-properties fo:color="#ff0000" style:text-underline-style="solid" style:text-underline-width="auto" style:text-underline-color="font-color" fo:font-weight="bold" style:font-weight-asian="bold"/>
    </style:style>
    <style:style style:name="P4" style:family="paragraph" style:parent-style-name="Standard">
      <style:text-properties fo:color="#ff0000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5" style:family="paragraph" style:parent-style-name="Standard">
      <style:text-properties fo:color="#999999"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7">
      <style:paragraph-properties fo:margin-left="0.5in" fo:margin-right="0in" fo:text-indent="-0.25in" style:auto-text-indent="false"/>
      <style:text-properties style:text-underline-style="none"/>
    </style:style>
    <style:style style:name="P9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20" style:family="paragraph" style:parent-style-name="Standard" style:list-style-name="WWNum17">
      <style:paragraph-properties fo:margin-left="0.5in" fo:margin-right="0in" fo:text-indent="-0.25in" style:auto-text-indent="false"/>
    </style:style>
    <style:style style:name="P2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2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23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24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25" style:family="paragraph" style:parent-style-name="Standard" style:list-style-name="WWNum15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6" style:family="paragraph" style:parent-style-name="Standard">
      <style:paragraph-properties fo:margin-left="0in" fo:margin-right="0in" fo:text-indent="0in" style:auto-text-indent="false"/>
    </style:style>
    <style:style style:name="P27" style:family="paragraph" style:parent-style-name="Standard">
      <style:paragraph-properties fo:margin-left="0.5in" fo:margin-right="0in" fo:text-indent="0in" style:auto-text-indent="false"/>
    </style:style>
    <style:style style:name="P28" style:family="paragraph" style:parent-style-name="Standard">
      <style:paragraph-properties fo:margin-left="1in" fo:margin-right="0in" fo:text-indent="0in" style:auto-text-indent="false"/>
    </style:style>
    <style:style style:name="P29" style:family="paragraph" style:parent-style-name="Standard">
      <style:paragraph-properties fo:margin-top="0.1665in" fo:margin-bottom="0.1665in" loext:contextual-spacing="false" fo:line-height="100%"/>
    </style:style>
    <style:style style:name="P30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color="#ff0000" fo:font-size="15pt" fo:font-weight="bold" style:font-size-asian="15pt" style:font-weight-asian="bold" style:font-size-complex="15pt"/>
    </style:style>
    <style:style style:name="T2" style:family="text">
      <style:text-properties fo:color="#ff0000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3" style:family="text">
      <style:text-properties fo:color="#ff0000" fo:font-size="12pt" fo:font-weight="bold" style:font-size-asian="12pt" style:font-weight-asian="bold" style:font-size-complex="12pt"/>
    </style:style>
    <style:style style:name="T4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5" style:family="text">
      <style:text-properties fo:color="#ff0000" fo:font-size="12pt" style:font-size-asian="12pt" style:font-size-complex="12pt"/>
    </style:style>
    <style:style style:name="T6" style:family="text">
      <style:text-properties fo:color="#ff0000" style:text-underline-style="solid" style:text-underline-width="auto" style:text-underline-color="font-color" fo:font-weight="bold" style:font-weight-asian="bold"/>
    </style:style>
    <style:style style:name="T7" style:family="text">
      <style:text-properties fo:color="#ff0000"/>
    </style:style>
    <style:style style:name="T8" style:family="text">
      <style:text-properties fo:color="#ff0000" fo:font-weight="bold" style:font-weight-asian="bold"/>
    </style:style>
    <style:style style:name="T9" style:family="text">
      <style:text-properties fo:color="#ff0000"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/>
    </style:style>
    <style:style style:name="T10" style:family="text">
      <style:text-properties fo:font-weight="bold" style:font-weight-asian="bold"/>
    </style:style>
    <style:style style:name="T11" style:family="text">
      <style:text-properties fo:color="#999999" fo:font-style="italic" style:font-style-asian="italic"/>
    </style:style>
    <style:style style:name="T12" style:family="text">
      <style:text-properties fo:color="#999999" fo:font-style="italic" style:text-underline-style="solid" style:text-underline-width="auto" style:text-underline-color="font-color" style:font-style-asian="italic"/>
    </style:style>
    <style:style style:name="T13" style:family="text">
      <style:text-properties fo:color="#999999" fo:font-style="italic" fo:font-weight="bold" style:font-style-asian="italic" style:font-weight-asian="bold"/>
    </style:style>
    <style:style style:name="T14" style:family="text">
      <style:text-properties fo:color="#990000"/>
    </style:style>
    <style:style style:name="T15" style:family="text">
      <style:text-properties fo:color="#783f04"/>
    </style:style>
    <style:style style:name="T16" style:family="text">
      <style:text-properties fo:color="#ff9900"/>
    </style:style>
    <style:style style:name="T17" style:family="text">
      <style:text-properties style:text-underline-style="none"/>
    </style:style>
    <style:style style:name="T18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1">TP BIBLIOTHÈQUES</text:span></text:p>
      <text:p text:style-name="P2"/>
      <text:p text:style-name="Standard"><text:span text:style-name="T2">Nomenclature</text:span></text:p>
      <text:p text:style-name="P3"/>
      <text:p text:style-name="Standard"><text:span text:style-name="T10">classes</text:span> : camelCase</text:p>
      <text:p text:style-name="Standard"><text:span text:style-name="T10">code</text:span> : camelCase</text:p>
      <text:p text:style-name="Standard"><text:span text:style-name="T10">fichiers</text:span> : camelCase</text:p>
      <text:p text:style-name="Standard"><text:span text:style-name="T10">méthode</text:span> : camelCase</text:p>
      <text:p text:style-name="Standard"/>
      <text:p text:style-name="Standard"><text:span text:style-name="T10">fonction</text:span> : snake_case</text:p>
      <text:p text:style-name="Standard"><text:span text:style-name="T10">fichier </text:span>: snake_case</text:p>
      <text:p text:style-name="Standard"><text:span text:style-name="T10">fct</text:span> : snake_case</text:p>
      <text:p text:style-name="Standard"><text:span text:style-name="T10">variable</text:span> : snake_case</text:p>
      <text:p text:style-name="Standard"/>
      <text:p text:style-name="Standard"><text:span text:style-name="T10">fichiers texte</text:span> : snake_case</text:p>
      <text:p text:style-name="Standard"><text:span text:style-name="T10">Code :</text:span></text:p>
      <text:p text:style-name="Standard"/>
      <text:p text:style-name="Standard"><text:span text:style-name="T2">Classes</text:span> <text:s/></text:p>
      <text:p text:style-name="Standard"/>
      <text:p text:style-name="Standard">Personne -&gt; User <text:span text:style-name="T11">- Admin</text:span></text:p>
      <text:p text:style-name="Standard"><text:soft-page-break/>Library -&gt; Item -&gt; Livre -&gt; BD - Comic</text:p>
      <text:p text:style-name="Standard"><text:tab/><text:tab/><text:span text:style-name="T11">-&gt; Jeux</text:span></text:p>
      <text:p text:style-name="Standard"><text:span text:style-name="T11"><text:tab/><text:tab/>-&gt; Film</text:span></text:p>
      <text:p text:style-name="Standard"><text:span text:style-name="T11"><text:tab/><text:tab/>-&gt; CDAudio -&gt; Music - AudioBook</text:span></text:p>
      <text:p text:style-name="Standard"/>
      <text:p text:style-name="Standard"><text:span text:style-name="T10">Personne :</text:span></text:p>
      <text:p text:style-name="Standard"><text:span text:style-name="T14">Attributs</text:span><text:span text:style-name="T15"> </text:span><text:span text:style-name="T16">:</text:span></text:p>
      <text:list xml:id="list3921274408" text:style-name="WWNum4">
        <text:list-item>
          <text:p text:style-name="P7">id (str)</text:p>
        </text:list-item>
        <text:list-item>
          <text:p text:style-name="P7">nom (str)</text:p>
        </text:list-item>
        <text:list-item>
          <text:p text:style-name="P7">prenom (str)</text:p>
        </text:list-item>
        <text:list-item>
          <text:p text:style-name="P7">mdp (str)</text:p>
        </text:list-item>
      </text:list>
      <text:p text:style-name="P26"><text:span text:style-name="T14">Méthodes :</text:span></text:p>
      <text:list xml:id="list3846509406" text:style-name="WWNum7">
        <text:list-item>
          <text:p text:style-name="P8"/>
        </text:list-item>
        <text:list-item>
          <text:p text:style-name="P9"><text:s text:c="27"/></text:p>
        </text:list-item>
      </text:list>
      <text:p text:style-name="Standard"/>
      <text:p text:style-name="P26"><text:span text:style-name="T10">User :</text:span></text:p>
      <text:p text:style-name="P26"><text:span text:style-name="T14">Attributs :</text:span></text:p>
      <text:list xml:id="list2731698292" text:style-name="WWNum6">
        <text:list-item>
          <text:p text:style-name="P10">emprunt_liste [liste]</text:p>
        </text:list-item>
        <text:list-item>
          <text:p text:style-name="P10">grade (int)</text:p>
        </text:list-item>
      </text:list>
      <text:p text:style-name="P26"/>
      <text:p text:style-name="P26"><text:span text:style-name="T14">Méthodes :</text:span></text:p>
      <text:list xml:id="list3512975455" text:style-name="WWNum11">
        <text:list-item>
          <text:p text:style-name="P11"><text:soft-page-break/>ChangerMdp(self)</text:p>
        </text:list-item>
        <text:list-item>
          <text:p text:style-name="P11">Emprunt(self, livre)</text:p>
        </text:list-item>
        <text:list-item>
          <text:p text:style-name="P11">Rendre(self, livre)</text:p>
        </text:list-item>
        <text:list-item>
          <text:p text:style-name="P11">AfficherEmprunt(self)</text:p>
        </text:list-item>
      </text:list>
      <text:p text:style-name="Standard"><text:tab/></text:p>
      <text:p text:style-name="Standard"/>
      <text:p text:style-name="Standard"/>
      <text:p text:style-name="Standard"><text:span text:style-name="T11">(</text:span><text:span text:style-name="T12">Pour aller plus loin</text:span><text:span text:style-name="T11"> :)</text:span></text:p>
      <text:p text:style-name="P5"/>
      <text:p text:style-name="Standard"><text:span text:style-name="T13">Admin :</text:span></text:p>
      <text:p text:style-name="Standard"><text:span text:style-name="T11">Attributs :</text:span></text:p>
      <text:list xml:id="list2972728076" text:style-name="WWNum2">
        <text:list-item>
          <text:p text:style-name="P12"><text:span text:style-name="T11">?</text:span></text:p>
        </text:list-item>
      </text:list>
      <text:p text:style-name="P26"><text:span text:style-name="T11">Méthodes :</text:span></text:p>
      <text:list xml:id="list1239617185" text:style-name="WWNum1">
        <text:list-item>
          <text:p text:style-name="P13"><text:span text:style-name="T11">AjouterStock</text:span></text:p>
        </text:list-item>
        <text:list-item>
          <text:p text:style-name="P13"><text:span text:style-name="T11">RetirerStock</text:span></text:p>
        </text:list-item>
        <text:list-item>
          <text:p text:style-name="P13"><text:span text:style-name="T11">Exporter (liste bibliotheque)</text:span></text:p>
        </text:list-item>
        <text:list-item>
          <text:p text:style-name="P13"><text:span text:style-name="T11">RadierUser</text:span></text:p>
        </text:list-item>
        <text:list-item>
          <text:p text:style-name="P13"><text:span text:style-name="T11">ProlongerEmprunt (d’un User)</text:span></text:p>
        </text:list-item>
        <text:list-item>
          <text:p text:style-name="P13"><text:span text:style-name="T11">AttribuerEmprunt (à un User)</text:span></text:p>
        </text:list-item>
      </text:list>
      <text:p text:style-name="Standard"/>
      <text:p text:style-name="Standard"/>
      <text:p text:style-name="Standard"><text:soft-page-break/><text:span text:style-name="T10">Bibliotheque :</text:span></text:p>
      <text:p text:style-name="Standard"><text:span text:style-name="T14">Attributs :</text:span></text:p>
      <text:list xml:id="list2539982310" text:style-name="WWNum12">
        <text:list-item>
          <text:p text:style-name="P14">nom (str)</text:p>
        </text:list-item>
        <text:list-item>
          <text:p text:style-name="P14">rayon_liste [liste]</text:p>
        </text:list-item>
        <text:list-item>
          <text:p text:style-name="P14">auteur_liste [liste]</text:p>
        </text:list-item>
        <text:list-item>
          <text:p text:style-name="P14">livre_liste [liste]</text:p>
        </text:list-item>
        <text:list-item>
          <text:p text:style-name="P14">utilisateur_liste [liste]</text:p>
        </text:list-item>
      </text:list>
      <text:p text:style-name="P26"/>
      <text:p text:style-name="P26"><text:span text:style-name="T14">Méthode :</text:span></text:p>
      <text:list xml:id="list3758290208" text:style-name="WWNum14">
        <text:list-item>
          <text:p text:style-name="P15">AfficherDispo(self) (return bool)</text:p>
        </text:list-item>
        <text:list-item>
          <text:p text:style-name="P15">Rechercher(self, ref) (return bool) </text:p>
        </text:list-item>
        <text:list-item>
          <text:p text:style-name="P15">InscriptionUser(self, nom, prenom, mdp) (+ enregistrement in bibliotheque.utilisateur_liste)</text:p>
        </text:list-item>
        <text:list-item>
          <text:p text:style-name="P15">ImporterLivre</text:p>
        </text:list-item>
        <text:list-item>
          <text:p text:style-name="P15">ExporterLivre</text:p>
        </text:list-item>
        <text:list-item>
          <text:p text:style-name="P15">ImporterUser</text:p>
        </text:list-item>
        <text:list-item>
          <text:p text:style-name="P15">ExporterUser</text:p>
        </text:list-item>
      </text:list>
      <text:p text:style-name="Standard"><text:tab/></text:p>
      <text:p text:style-name="Standard"><text:span text:style-name="T10">Livre</text:span></text:p>
      <text:p text:style-name="Standard"><text:span text:style-name="T10"><text:s/>:</text:span><text:span text:style-name="T14">Attributs :</text:span></text:p>
      <text:list xml:id="list2331976903" text:style-name="WWNum5">
        <text:list-item>
          <text:p text:style-name="P16">titre (str)</text:p>
        </text:list-item>
        <text:list-item>
          <text:p text:style-name="P16">auteur (str)</text:p>
        </text:list-item>
        <text:list-item>
          <text:p text:style-name="P16"><text:soft-page-break/>langue (str)</text:p>
        </text:list-item>
        <text:list-item>
          <text:p text:style-name="P16">genre (str)</text:p>
        </text:list-item>
        <text:list-item>
          <text:p text:style-name="P16">categorie (str)</text:p>
        </text:list-item>
        <text:list-item>
          <text:p text:style-name="P16">ref (str)</text:p>
        </text:list-item>
        <text:list-item>
          <text:p text:style-name="P16">dispo (bool)</text:p>
        </text:list-item>
        <text:list-item>
          <text:p text:style-name="P16">retour (date en str)</text:p>
        </text:list-item>
      </text:list>
      <text:p text:style-name="P26"/>
      <text:p text:style-name="P26"><text:span text:style-name="T14">Methodes :</text:span></text:p>
      <text:list xml:id="list1283013830" text:style-name="WWNum16">
        <text:list-item>
          <text:p text:style-name="P17">AfficherInfo(self)</text:p>
        </text:list-item>
      </text:list>
      <text:p text:style-name="Standard"/>
      <text:p text:style-name="Standard"><text:span text:style-name="T10">BD :</text:span></text:p>
      <text:p text:style-name="Standard"><text:span text:style-name="T14">Attributs :</text:span></text:p>
      <text:list xml:id="list1793766480" text:style-name="WWNum8">
        <text:list-item>
          <text:p text:style-name="P18">couleur (bool)</text:p>
        </text:list-item>
        <text:list-item>
          <text:p text:style-name="P18">dessinateur (str)</text:p>
        </text:list-item>
      </text:list>
      <text:p text:style-name="P26"/>
      <text:p text:style-name="P26"><text:span text:style-name="T14">Méthodes :</text:span></text:p>
      <text:list xml:id="list1745075112" text:style-name="WWNum10">
        <text:list-item>
          <text:p text:style-name="P19">AfficherInfo(self) (rajouter couleur + dessinateur)</text:p>
        </text:list-item>
      </text:list>
      <text:p text:style-name="Standard"/>
      <text:p text:style-name="Standard"/>
      <text:p text:style-name="Standard"><text:span text:style-name="T6">Fonctions :</text:span></text:p>
      <text:p text:style-name="P3"/>
      <text:list xml:id="list2492036883" text:style-name="WWNum17">
        <text:list-item>
          <text:p text:style-name="P20"><text:soft-page-break/>check_int(data): (return bool)</text:p>
        </text:list-item>
        <text:list-item>
          <text:p text:style-name="P20">check_dispo_livre(livre): (print(“Non disponible”) si déjà emprunté par catégorie cat/auteur/genre/langue sinon print info livre)</text:p>
        </text:list-item>
        <text:list-item>
          <text:p text:style-name="P20">check_user(user): (return bool vérifie l’existence du user)</text:p>
        </text:list-item>
        <text:list-item>
          <text:p text:style-name="P20">check_user_mdp(user, mdp): (check le couple user + mdp return bool)</text:p>
        </text:list-item>
        <text:list-item>
          <text:p text:style-name="P20">afficher_dispo_livre(livre_liste): (return les print de la méthode AfficherLivre de manière organisée)</text:p>
        </text:list-item>
        <text:list-item>
          <text:p text:style-name="P20">rechercher_livre(livre_liste, livre|cat|aut|genre) : (return print info livre qui correspondent)</text:p>
        </text:list-item>
      </text:list>
      <text:p text:style-name="P26"/>
      <text:p text:style-name="P26">Main :</text:p>
      <text:list xml:id="list2133393967" text:style-name="WWNum3">
        <text:list-item>
          <text:p text:style-name="P21">boucle initiale</text:p>
        </text:list-item>
        <text:list-item>
          <text:p text:style-name="P21">Création menu général</text:p>
        </text:list-item>
        <text:list-item>
          <text:p text:style-name="P21">Création sous-menu (boucle while avec champ libre pour appels méthodes en com)</text:p>
        </text:list-item>
      </text:list>
      <text:p text:style-name="P27"/>
      <text:p text:style-name="Standard"/>
      <text:p text:style-name="Standard"/>
      <text:p text:style-name="Standard"/>
      <text:p text:style-name="Standard"><text:tab/> <text:tab/></text:p>
      <text:p text:style-name="Standard"><text:span text:style-name="T2">Répartition:</text:span></text:p>
      <text:p text:style-name="P4"/>
      <text:list xml:id="list1539643388" text:style-name="WWNum13">
        <text:list-item>
          <text:p text:style-name="P22"><text:span text:style-name="T10">Teddy </text:span>:- Main</text:p>
        </text:list-item>
      </text:list>
      <text:p text:style-name="P28">- <text:s/>functions</text:p>
      <text:list xml:id="list1162570347" text:style-name="WWNum9">
        <text:list-item>
          <text:p text:style-name="P23"><text:span text:style-name="T10">David</text:span> : - Personne</text:p>
        </text:list-item>
      </text:list>
      <text:p text:style-name="P28"><text:soft-page-break/><text:s/>- User </text:p>
      <text:p text:style-name="P28">- switch Bibliotheque après</text:p>
      <text:list xml:id="list80833474839044" text:continue-numbering="true" text:style-name="WWNum9">
        <text:list-item>
          <text:p text:style-name="P23"><text:span text:style-name="T10">Johan</text:span> :- Bibliotheque </text:p>
        </text:list-item>
      </text:list>
      <text:p text:style-name="P28"><text:s/>- livres (BD) <text:tab/><text:tab/> <text:tab/></text:p>
      <text:p text:style-name="P6"/>
      <text:p text:style-name="P29"><text:span text:style-name="T2">Exemples de livres :</text:span><text:span text:style-name="T3"><text:tab/><text:tab/></text:span><text:span text:style-name="T10"><text:tab/><text:tab/><text:tab/><text:tab/></text:span></text:p>
      <text:p text:style-name="P29">Harry Potter 1 ; J.K Rowling ; Français ; Fantastique ; Roman ; HJ135203 ; True ; None </text:p>
      <text:p text:style-name="P29">Assassin Royal 1 ; R Hobb ; Anglais ; Fantastique ; Roman ; AR1940289 ; False ; </text:p>
      <text:p text:style-name="P29">2021-02-27 Injustice 1 ; DC ; Français ; Fantastique ; BD ; ID104382 ; True ; None ; True ; J Raapack<text:tab/><text:tab/><text:tab/><text:tab/><text:tab/></text:p>
      <text:p text:style-name="P29"><text:span text:style-name="T2">Exemple de user :</text:span></text:p>
      <text:p text:style-name="P29">p.maxime ; przybylo ; maxime ; Azerty77 ; [Objet livre Assassin Royal] ; 5</text:p>
      <text:p text:style-name="Standard"><text:tab/><text:tab/><text:tab/><text:tab/></text:p>
      <text:p text:style-name="Standard"><text:tab/> </text:p>
      <text:p text:style-name="P6"/>
      <text:p text:style-name="P6"/>
      <text:p text:style-name="P1"><text:span text:style-name="T18">Question à poser à Maxime :</text:span></text:p>
      <text:p text:style-name="P1">…</text:p>
      <text:p text:style-name="P1"><text:tab/><text:tab/></text:p>
      <text:p text:style-name="Standard"><text:tab/><text:tab/><text:tab/><text:tab/><text:tab/><text:tab/><text:tab/><text:tab/></text:p>
      <text:p text:style-name="P29"><text:span text:style-name="T7">Pour aller ENCORE </text:span><text:span text:style-name="T3">ENCORE</text:span><text:span text:style-name="T7"> plus loin:</text:span></text:p>
      <text:list xml:id="list1406425569" text:style-name="WWNum15">
        <text:list-item>
          <text:p text:style-name="P24"><text:span text:style-name="T7">Génération mot de passe FULL aléatoire</text:span></text:p>
        </text:list-item>
        <text:list-item>
          <text:p text:style-name="P24"><text:soft-page-break/><text:span text:style-name="T7">Ajouter couleur console sur les print et input (la carotte pour motiver les troupes !)</text:span></text:p>
        </text:list-item>
      </text:list>
      <text:p text:style-name="P29"><text:span text:style-name="T7">Pour aller </text:span><text:span text:style-name="T8">ENCORE</text:span><text:span text:style-name="T7"> </text:span><text:span text:style-name="T4">ENCORE</text:span><text:span text:style-name="T5"> </text:span><text:span text:style-name="T9">ENCORE</text:span><text:span text:style-name="T7"> plus loin:</text:span></text:p>
      <text:list xml:id="list80833208832191" text:continue-numbering="true" text:style-name="WWNum15">
        <text:list-item>
          <text:p text:style-name="P25"><text:span text:style-name="T7">Faire une fusée et aller dans l'espace !!</text:span></text:p>
        </text:list-item>
      </text:list>
      <text:p text:style-name="Standard"><text:tab/><text:tab/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120" meta:word-count="469" meta:character-count="2817" meta:non-whitespace-character-count="2432"/>
    <meta:generator>LibreOfficeDev/6.0.5.2$Linux_X86_64 LibreOffice_project/</meta:generator>
  </office:meta>
</office:document-meta>
</file>